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text-properties fo:font-style="normal" officeooo:rsid="00015730" officeooo:paragraph-rsid="00062a95" fo:background-color="transparent" style:font-style-asian="normal" style:font-style-complex="normal"/>
    </style:style>
    <style:style style:name="P3" style:family="paragraph" style:parent-style-name="Text_20_body">
      <style:text-properties officeooo:paragraph-rsid="00062a95"/>
    </style:style>
    <style:style style:name="P4" style:family="paragraph" style:parent-style-name="Text_20_body">
      <style:text-properties officeooo:paragraph-rsid="00015730"/>
    </style:style>
    <style:style style:name="P5" style:family="paragraph" style:parent-style-name="Text_20_body">
      <style:text-properties officeooo:rsid="00015730" officeooo:paragraph-rsid="00015730"/>
    </style:style>
    <style:style style:name="P6" style:family="paragraph" style:parent-style-name="Text_20_body">
      <style:text-properties officeooo:rsid="00015730"/>
    </style:style>
    <style:style style:name="P7" style:family="paragraph" style:parent-style-name="Heading_20_3">
      <style:text-properties officeooo:paragraph-rsid="00078b43"/>
    </style:style>
    <style:style style:name="P8" style:family="paragraph" style:parent-style-name="Heading_20_1">
      <style:text-properties officeooo:paragraph-rsid="00062a95"/>
    </style:style>
    <style:style style:name="P9" style:family="paragraph" style:parent-style-name="Heading_20_3">
      <style:paragraph-properties fo:margin-top="0cm" fo:margin-bottom="0.247cm" style:contextual-spacing="false" fo:line-height="115%"/>
      <style:text-properties officeooo:rsid="00015730"/>
    </style:style>
    <style:style style:name="P10" style:family="paragraph" style:parent-style-name="Text_20_body" style:list-style-name="L1">
      <style:text-properties officeooo:rsid="00015730"/>
    </style:style>
    <style:style style:name="P11" style:family="paragraph" style:parent-style-name="Heading_20_3">
      <style:text-properties officeooo:rsid="00015730" officeooo:paragraph-rsid="0001573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62a95" style:font-size-asian="22pt" style:font-size-complex="22pt"/>
    </style:style>
    <style:style style:name="T3" style:family="text">
      <style:text-properties officeooo:rsid="00062a95"/>
    </style:style>
    <style:style style:name="T4" style:family="text">
      <style:text-properties fo:font-style="normal" officeooo:rsid="00062a95" fo:background-color="transparent" loext:char-shading-value="0" style:font-style-asian="normal" style:font-style-complex="normal"/>
    </style:style>
    <style:style style:name="T5" style:family="text">
      <style:text-properties officeooo:rsid="00015730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ests de réécriture bibliographique </text:span></text:span><text:span text:style-name="Strong_20_Emphasis"><text:span text:style-name="T2">avec</text:span></text:span><text:span text:style-name="Strong_20_Emphasis"><text:span text:style-name="T1"> ChatGPT</text:span></text:span></text:p>
      <text:h text:style-name="Heading_20_1" text:outline-level="1">Requête <text:span text:style-name="T3">1 : de ISO690 vers APA</text:span></text:h>
      <text:p text:style-name="P2">« Pourrais-tu réécrire cette bibliographie pour qu'elle soit conforme à la norme APA7? »</text:p>
      <text:p text:style-name="P3"><text:span text:style-name="T4">La bibliographie a d’abord été fournie sous la forme d’un fichier attaché, puis copié-collée dans la requête faute de prise en charge du format .rtf par ChatGPT.</text:span></text:p>
      <text:h text:style-name="Heading_20_2" text:outline-level="2"><text:span text:style-name="Strong_20_Emphasis"><text:span text:style-name="T3">B</text:span></text:span><text:span text:style-name="Strong_20_Emphasis">ibliographie </text:span><text:span text:style-name="Strong_20_Emphasis"><text:span text:style-name="T3">APA fournie par ChatGPT</text:span></text:span></text:h>
      <text:p text:style-name="Text_20_body">Bernard, C. (2015, avril 24). <text:span text:style-name="Emphasis">Tilleul (Tilia platyphyllos) : Stress, problèmes cardiovasculaires, fièvres</text:span>. AltheaProvence. <text:a xlink:type="simple" xlink:href="https://www.altheaprovence.com/tilleul-tilia-platyphyllos/" office:target-frame-name="_new" xlink:show="replace" text:style-name="Internet_20_link" text:visited-style-name="Visited_20_Internet_20_Link">https://www.altheaprovence.com/tilleul-tilia-platyphyllos/</text:a></text:p>
      <text:p text:style-name="Text_20_body">De Smet, P. A. G. M., Keller, K., Hänsel, R., &amp; Chandler, R. F. (Éds.). (1993). <text:span text:style-name="Emphasis">Adverse effects of herbal drugs 2</text:span>. Springer. https://doi.org/10.1007/978-3-642-48906-8</text:p>
      <text:p text:style-name="Text_20_body">Fontoura Benemann, V. R., Costa Ribeiro, B., Gonçalves Moreira, E., &amp; Petry, M. V. (2024). Differences in mercury (THg) levels in Brown booby (<text:span text:style-name="Emphasis">Sula leucogaster</text:span>) feathers from two environmentally distinct Brazilian archipelagos. <text:span text:style-name="Emphasis">Science of the Total Environment, 954</text:span>, Article 176457. https://doi.org/10.1016/j.scitotenv.2024.176457</text:p>
      <text:p text:style-name="Text_20_body">Parinet, É. (2009). Ressources photographiques et audiovisuelles pour l’histoire dans les bibliothèques. In V. Tesnière (Éd.), <text:span text:style-name="Emphasis">Histoire en bibliothèque</text:span> (pp. 159–188). Éditions du Cercle de la Librairie. <text:a xlink:type="simple" xlink:href="https://books.openedition.org/editionscdl/3195" text:style-name="Internet_20_link" text:visited-style-name="Visited_20_Internet_20_Link">https://books.openedition.org/editionscdl/3195</text:a></text:p>
      <text:h text:style-name="Heading_20_2" text:outline-level="2">En anglais</text:h>
      <text:p text:style-name="P4"><text:span text:style-name="T3">Dans une requête suivante, on demande la même bibliographie e</text:span><text:span text:style-name="T5">n anglais : « </text:span>je souhaiterais la même bibliographie, toujours selon APA7, mais en anglais ». </text:p>
      <text:h text:style-name="Heading_20_3" text:outline-level="3">Réponse ChatGPT</text:h>
      <text:p text:style-name="P5"><text:span text:style-name="Strong_20_Emphasis">References</text:span></text:p>
      <text:p text:style-name="P6">Bernard, C. (2015, April 24). <text:span text:style-name="Emphasis">Linden (Tilia platyphyllos): Stress, cardiovascular problems, fevers</text:span>. AltheaProvence. <text:a xlink:type="simple" xlink:href="https://www.altheaprovence.com/tilleul-tilia-platyphyllos/" office:target-frame-name="_new" xlink:show="replace" text:style-name="Internet_20_link" text:visited-style-name="Visited_20_Internet_20_Link">https://www.altheaprovence.com/tilleul-tilia-platyphyllos/</text:a></text:p>
      <text:p text:style-name="P6">De Smet, P. A. G. M., Keller, K., Hänsel, R., &amp; Chandler, R. F. (Eds.). (1993). <text:span text:style-name="Emphasis">Adverse effects of herbal drugs 2</text:span>. Springer. https://doi.org/10.1007/978-3-642-48906-8</text:p>
      <text:p text:style-name="P6">Fontoura Benemann, V. R., Costa Ribeiro, B., Gonçalves Moreira, E., &amp; Petry, M. V. (2024). Differences in mercury (THg) levels in brown booby (<text:span text:style-name="Emphasis">Sula leucogaster</text:span>) feathers from two environmentally distinct Brazilian archipelagos. <text:span text:style-name="Emphasis">Science of the Total Environment, 954</text:span>, Article 176457. https://doi.org/10.1016/j.scitotenv.2024.176457</text:p>
      <text:p text:style-name="P6">Parinet, É. (2009). Photographic and audiovisual resources for history in libraries. In V. Tesnière (Ed.), <text:span text:style-name="Emphasis">History in libraries</text:span> (pp. 159–188). Éditions du Cercle de la Librairie. https://books.openedition.org/editionscdl/3195</text:p>
      <text:p text:style-name="P4"><text:soft-page-break/><text:span text:style-name="T3">R</text:span><text:span text:style-name="T5">equête supplémentaire : « </text:span><text:span text:style-name="T6">Ma question précédente était mal formulée : je souhaiterais que la bibliographie soit en anglais, mais les titres doivent rester dans leur langue originale. »</text:span></text:p>
      <text:h text:style-name="P7" text:outline-level="3">Réponse ChatGPT</text:h>
      <text:p text:style-name="P5"><text:span text:style-name="Strong_20_Emphasis">References</text:span></text:p>
      <text:p text:style-name="P6">Bernard, C. (2015, April 24). <text:span text:style-name="Emphasis">Tilleul (Tilia platyphyllos) : Stress, problèmes cardiovasculaires, fièvres</text:span>. AltheaProvence. <text:a xlink:type="simple" xlink:href="https://www.altheaprovence.com/tilleul-tilia-platyphyllos/" office:target-frame-name="_new" xlink:show="replace" text:style-name="Internet_20_link" text:visited-style-name="Visited_20_Internet_20_Link">https://www.altheaprovence.com/tilleul-tilia-platyphyllos/</text:a></text:p>
      <text:p text:style-name="P6">De Smet, P. A. G. M., Keller, K., Hänsel, R., &amp; Chandler, R. F. (Eds.). (1993). <text:span text:style-name="Emphasis">Adverse effects of herbal drugs 2</text:span>. Springer. https://doi.org/10.1007/978-3-642-48906-8</text:p>
      <text:p text:style-name="P6">Fontoura Benemann, V. R., Costa Ribeiro, B., Gonçalves Moreira, E., &amp; Petry, M. V. (2024). Differences in mercury (THg) levels in Brown booby (<text:span text:style-name="Emphasis">Sula leucogaster</text:span>) feathers from two environmentally distinct Brazilian archipelagos. <text:span text:style-name="Emphasis">Science of the Total Environment, 954</text:span>, Article 176457. https://doi.org/10.1016/j.scitotenv.2024.176457</text:p>
      <text:p text:style-name="P6">Parinet, É. (2009). Ressources photographiques et audiovisuelles pour l’histoire dans les bibliothèques. In V. Tesnière (Ed.), <text:span text:style-name="Emphasis">Histoire en bibliothèque</text:span> (pp. 159–188). Éditions du Cercle de la Librairie. https://books.openedition.org/editionscdl/3195</text:p>
      <text:h text:style-name="P8" text:outline-level="1">Requête <text:span text:style-name="T3">2 : de APA vers PUR</text:span></text:h>
      <text:p text:style-name="P2">« Est-ce que tu pourrais réécrire cette bibliographie en respectant la norme des Presses universitaires de Rennes? »</text:p>
      <text:h text:style-name="Heading_20_2" text:outline-level="2">Réponse de ChatGPT</text:h>
      <text:p text:style-name="P5">Bien sûr ! Voici votre bibliographie réécrite selon la <text:span text:style-name="Strong_20_Emphasis">norme des Presses universitaires de Rennes (PUR)</text:span>, qui suit des conventions bibliographiques <text:span text:style-name="Strong_20_Emphasis">françaises</text:span>, avec les principales caractéristiques suivantes :</text:p>
      <text:h text:style-name="P9" text:outline-level="3">✅ Principales règles PUR (type auteur-date en bibliographie) :</text:h>
      <text:list text:style-name="L1">
        <text:list-item>
          <text:p text:style-name="P10"><text:span text:style-name="Strong_20_Emphasis">Nom de l’auteur en petites majuscules</text:span>, prénom en minuscules</text:p>
        </text:list-item>
        <text:list-item>
          <text:p text:style-name="P10"><text:span text:style-name="Strong_20_Emphasis">Titre de l’ouvrage ou de l’article en italique</text:span></text:p>
        </text:list-item>
        <text:list-item>
          <text:p text:style-name="P10">Mention de l’éditeur (lieu : éditeur)</text:p>
        </text:list-item>
        <text:list-item>
          <text:p text:style-name="P10">Pour les ouvrages collectifs : « dans » en minuscule</text:p>
        </text:list-item>
        <text:list-item>
          <text:p text:style-name="P10">Pour les articles : « dans », suivi du titre de la revue ou de l’ouvrage collectif</text:p>
        </text:list-item>
        <text:list-item>
          <text:p text:style-name="P10">Date après l’auteur</text:p>
        </text:list-item>
        <text:list-item>
          <text:p text:style-name="P10">URL et date de consultation pour les sources en ligne</text:p>
        </text:list-item>
        <text:list-item>
          <text:p text:style-name="P10">DOI sans majuscule</text:p>
        </text:list-item>
      </text:list>
      <text:p text:style-name="P5"/>
      <text:h text:style-name="P11" text:outline-level="3"><text:soft-page-break/>📚 <text:span text:style-name="Strong_20_Emphasis">Bibliographie – Norme PUR</text:span></text:h>
      <text:p text:style-name="P6">BERNARD Christophe, 2015, <text:span text:style-name="Emphasis">Tilleul (Tilia platyphyllos) : stress, problèmes cardiovasculaires, fièvres</text:span>, AltheaProvence [en ligne], 24 avril 2015, <text:a xlink:type="simple" xlink:href="https://www.altheaprovence.com/tilleul-tilia-platyphyllos/" office:target-frame-name="_new" xlink:show="replace" text:style-name="Internet_20_link" text:visited-style-name="Visited_20_Internet_20_Link">https://www.altheaprovence.com/tilleul-tilia-platyphyllos/</text:a>, consulté le 24 juillet 2024.</text:p>
      <text:p text:style-name="P6">DE SMET Peter A. G. M., KELLER Konstantin, HÄNSEL Rudolf et CHANDLER R. Frank (éd.), 1993, <text:span text:style-name="Emphasis">Adverse effects of herbal drugs 2</text:span>, Berlin/Heidelberg, Springer, [en ligne], https://doi.org/10.1007/978-3-642-48906-8, consulté le 23 juillet 2024.</text:p>
      <text:p text:style-name="P6">FONTOURA BENEMANN V. R., COSTA RIBEIRO B., GONÇALVES MOREIRA E. et PETRY M. V., 2024, « Differences in mercury (THg) levels in Brown booby (Sula leucogaster) feathers from two environmentally distinct Brazilian archipelagos », <text:span text:style-name="Emphasis">Science of the Total Environment</text:span>, vol. 954, article 176457, [en ligne], https://doi.org/10.1016/j.scitotenv.2024.176457.</text:p>
      <text:p text:style-name="P6">PARINET Élisabeth, 2009, « Ressources photographiques et audiovisuelles pour l’histoire dans les bibliothèques », dans TESNIÈRE Valérie (éd.), <text:span text:style-name="Emphasis">Histoire en bibliothèque</text:span>, Paris, Éditions du Cercle de la Librairie, p. 159‑188, [en ligne], https://books.openedition.org/editionscdl/3195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3:29:13.649226200</meta:creation-date>
    <dc:date>2025-08-16T14:30:38.129027600</dc:date>
    <meta:editing-duration>PT12M48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42" meta:word-count="723" meta:character-count="5443" meta:non-whitespace-character-count="4771"/>
  </office:meta>
</office:document-meta>
</file>